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rror" table:style-name="ta1">
        <table:shapes>
          <draw:frame draw:z-index="0" draw:style-name="gr1" draw:text-style-name="P1" svg:width="453.2pt" svg:height="255.26pt" svg:x="371.28pt" svg:y="36.88pt">
            <loext:p draw:notify-on-update-of-ranges="rerror.A1:rerror.A31 rerror.B1:rerror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285714" calcext:value-type="float">
            <text:p>0.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66667" calcext:value-type="float">
            <text:p>0.0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448276" calcext:value-type="float">
            <text:p>0.03448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754386" calcext:value-type="float">
            <text:p>0.017543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869565" calcext:value-type="float">
            <text:p>0.008695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329" calcext:value-type="float">
            <text:p>0.004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1692" calcext:value-type="float">
            <text:p>0.0021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08342" calcext:value-type="float">
            <text:p>0.00108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54201" calcext:value-type="float">
            <text:p>0.000542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7108" calcext:value-type="float">
            <text:p>0.00027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3556" calcext:value-type="float">
            <text:p>0.00013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6778" calcext:value-type="float">
            <text:p>0.000067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3389" calcext:value-type="float">
            <text:p>0.000033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1695" calcext:value-type="float">
            <text:p>0.00001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847" calcext:value-type="float">
            <text:p>0.000008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424" calcext:value-type="float">
            <text:p>0.00000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12" calcext:value-type="float">
            <text:p>0.000002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106" calcext:value-type="float">
            <text:p>0.00000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53" calcext:value-type="float">
            <text:p>0.000000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26" calcext:value-type="float">
            <text:p>0.000000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13" calcext:value-type="float">
            <text:p>0.00000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7" calcext:value-type="float">
            <text:p>0.00000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03" calcext:value-type="float">
            <text:p>0.0000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23:59:51.257477698</dc:date>
    <meta:editing-duration>PT39M14S</meta:editing-duration>
    <meta:editing-cycles>4</meta:editing-cycles>
    <meta:generator>LibreOffice/5.1.6.2$Linux_X86_64 LibreOffice_project/10m0$Build-2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6.446cm" svg:y="0.422cm" chart:style-name="ch2">
          <text:p>Relative error</text:p>
        </chart:title>
        <chart:subtitle svg:x="7.13cm" svg:y="1.275cm" chart:style-name="ch3">
          <text:p>Bisection</text:p>
        </chart:subtitle>
        <chart:legend chart:legend-position="end" svg:x="13.137cm" svg:y="4.204cm" style:legend-expansion="high" chart:style-name="ch4"/>
        <chart:plot-area chart:style-name="ch5" table:cell-range-address="rerror.A1:rerror.B31" chart:data-source-has-labels="column" svg:x="1.33cm" svg:y="2.138cm" svg:width="11.488cm" svg:height="5.707cm">
          <chartooo:coordinate-region svg:x="2.057cm" svg:y="2.338cm" svg:width="10.622cm" svg:height="4.715cm"/>
          <chart:axis chart:dimension="x" chart:name="primary-x" chart:style-name="ch6" chartooo:axis-type="auto">
            <chartooo:date-scale/>
            <chart:title svg:x="6.937cm" svg:y="8.025cm" chart:style-name="ch7">
              <text:p>x</text:p>
            </chart:title>
            <chart:categories table:cell-range-address="rerror.A1:rerror.A31"/>
          </chart:axis>
          <chart:axis chart:dimension="y" chart:name="primary-y" chart:style-name="ch6">
            <chart:title svg:x="0.451cm" svg:y="5.128cm" chart:style-name="ch8">
              <text:p>y</text:p>
            </chart:title>
            <chart:grid chart:style-name="ch9" chart:class="major"/>
          </chart:axis>
          <chart:series chart:style-name="ch10" chart:values-cell-range-address="rerror.B1:rerror.B3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rror.A1:rerror.A31</svg:desc>
                </draw:g>
              </table:table-cell>
              <table:table-cell office:value-type="float" office:value="1">
                <text:p>1</text:p>
                <draw:g>
                  <svg:desc>rerror.B1:rerror.B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33">
                <text:p>0.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285714">
                <text:p>0.142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666667">
                <text:p>0.0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448276">
                <text:p>0.03448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54386">
                <text:p>0.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869565">
                <text:p>0.008695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4329">
                <text:p>0.004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692">
                <text:p>0.00216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08342">
                <text:p>0.001083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54201">
                <text:p>0.000542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27108">
                <text:p>0.000271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13556">
                <text:p>0.000135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6778">
                <text:p>0.00006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3389">
                <text:p>0.000033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1695">
                <text:p>0.000016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847">
                <text:p>0.000008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424">
                <text:p>0.000004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212">
                <text:p>0.000002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06">
                <text:p>0.000001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53">
                <text:p>0.000000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26">
                <text:p>0.000000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13">
                <text:p>0.000000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7">
                <text:p>0.000000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3">
                <text:p>0.00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